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28300003E7A0000233EDAA2A083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ewsGotT3" svg:font-family="NewsGotT" style:font-adornments="Normal"/>
    <style:font-face style:name="FreeSans2" svg:font-family="FreeSans" style:font-family-generic="swiss"/>
    <style:font-face style:name="FreeSans1" svg:font-family="FreeSans" style:font-family-generic="system"/>
    <style:font-face style:name="NewsGotT1" svg:font-family="NewsGotT" style:font-adornments="Negrita" style:font-pitch="variable"/>
    <style:font-face style:name="NewsGotT2" svg:font-family="NewsGotT" style:font-adornments="Negrita cursiva" style:font-pitch="variable"/>
    <style:font-face style:name="NewsGotT" svg:font-family="NewsGotT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uestionario" style:family="table">
      <style:table-properties style:width="17cm" fo:margin-left="-0.049cm" fo:margin-top="0cm" fo:margin-bottom="0cm" table:align="left"/>
    </style:style>
    <style:style style:name="Cuestionario.A" style:family="table-column">
      <style:table-column-properties style:column-width="1.203cm"/>
    </style:style>
    <style:style style:name="Cuestionario.B" style:family="table-column">
      <style:table-column-properties style:column-width="15.796cm"/>
    </style:style>
    <style:style style:name="Cuestionario.1" style:family="table-row">
      <style:table-row-properties style:min-row-height="0.57cm" fo:keep-together="auto"/>
    </style:style>
    <style:style style:name="Cuestionario.A1" style:family="table-cell">
      <style:table-cell-properties style:vertical-align="middle" fo:padding="0cm" fo:border="none"/>
    </style:style>
    <style:style style:name="Cuestionario.2" style:family="table-row">
      <style:table-row-properties style:min-row-height="0.526cm" fo:keep-together="auto"/>
    </style:style>
    <style:style style:name="Cuestionario.5" style:family="table-row">
      <style:table-row-properties style:min-row-height="0.561cm" fo:keep-together="auto"/>
    </style:style>
    <style:style style:name="Cuestionario.20" style:family="table-row">
      <style:table-row-properties style:min-row-height="0.445cm" fo:keep-together="auto"/>
    </style:style>
    <style:style style:name="Cuestionario.28" style:family="table-row">
      <style:table-row-properties style:min-row-height="0.437cm" fo:keep-together="auto"/>
    </style:style>
    <style:style style:name="Tabla1" style:family="table">
      <style:table-properties style:width="16.951cm" fo:margin-left="-0.049cm" fo:margin-top="0cm" fo:margin-bottom="0cm" table:align="left"/>
    </style:style>
    <style:style style:name="Tabla1.A" style:family="table-column">
      <style:table-column-properties style:column-width="1.198cm"/>
    </style:style>
    <style:style style:name="Tabla1.B" style:family="table-column">
      <style:table-column-properties style:column-width="15.752cm"/>
    </style:style>
    <style:style style:name="Tabla1.1" style:family="table-row">
      <style:table-row-properties style:min-row-height="0.57cm" fo:keep-together="auto"/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style:min-row-height="0.526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 fo:orphans="0" fo:widows="0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fo:orphans="0" fo:widows="0"/>
      <style:text-properties fo:color="#000000" style:font-name="NewsGotT3" fo:font-size="12pt" fo:language="es" fo:country="ES" fo:font-weight="bold" style:letter-kerning="true" style:font-name-asian="FreeSans1" style:font-size-asian="12pt" style:language-asian="zh" style:country-asian="CN" style:font-weight-asian="bold" style:language-complex="hi" style:country-complex="IN"/>
    </style:style>
    <style:style style:name="P7" style:family="paragraph" style:parent-style-name="Conclusión">
      <style:text-properties officeooo:rsid="000e3dbb" officeooo:paragraph-rsid="000e3dbb"/>
    </style:style>
    <style:style style:name="P8" style:family="paragraph" style:parent-style-name="Conclusión">
      <style:text-properties officeooo:paragraph-rsid="000e3dbb"/>
    </style:style>
    <style:style style:name="P9" style:family="paragraph" style:parent-style-name="Text_20_body">
      <style:text-properties officeooo:rsid="000de607" officeooo:paragraph-rsid="000de607"/>
    </style:style>
    <style:style style:name="P10" style:family="paragraph" style:parent-style-name="Text_20_body" style:list-style-name="L1">
      <style:text-properties officeooo:rsid="000de607" officeooo:paragraph-rsid="000de607"/>
    </style:style>
    <style:style style:name="P11" style:family="paragraph" style:parent-style-name="Text_20_body" style:list-style-name="L1">
      <style:text-properties officeooo:paragraph-rsid="000de607"/>
    </style:style>
    <style:style style:name="P12" style:family="paragraph" style:parent-style-name="Text_20_body">
      <style:text-properties fo:color="#000000" style:font-name="NewsGotT3" fo:font-size="12pt" fo:language="es" fo:country="ES" officeooo:rsid="000de607" officeooo:paragraph-rsid="000de607" style:letter-kerning="true" style:font-name-asian="FreeSans1" style:font-size-asian="12pt" style:language-asian="zh" style:country-asian="CN" style:language-complex="hi" style:country-complex="IN"/>
    </style:style>
    <style:style style:name="P13" style:family="paragraph" style:parent-style-name="Heading_20_1">
      <style:text-properties officeooo:rsid="000de607" officeooo:paragraph-rsid="000de607"/>
    </style:style>
    <style:style style:name="P14" style:family="paragraph" style:parent-style-name="Heading_20_2">
      <style:text-properties officeooo:rsid="000de607" officeooo:paragraph-rsid="000de607"/>
    </style:style>
    <style:style style:name="P15" style:family="paragraph" style:parent-style-name="Heading_20_3">
      <style:text-properties officeooo:rsid="000de607" officeooo:paragraph-rsid="000de607"/>
    </style:style>
    <style:style style:name="P16" style:family="paragraph" style:parent-style-name="Heading_20_4">
      <style:text-properties officeooo:rsid="000de607" officeooo:paragraph-rsid="000de607"/>
    </style:style>
    <style:style style:name="T1" style:family="text">
      <style:text-properties officeooo:rsid="000de607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3dbb" style:font-weight-asian="bold" style:font-weight-complex="bold"/>
    </style:style>
    <style:style style:name="T5" style:family="text">
      <style:text-properties fo:color="#000000" style:font-name="NewsGotT3" fo:font-size="12pt" fo:language="es" fo:country="ES" fo:font-weight="bold" style:letter-kerning="true" style:font-name-asian="FreeSans1" style:font-size-asian="12pt" style:language-asian="zh" style:country-asian="CN" style:font-weight-asian="bold" style:language-complex="hi" style:country-complex="IN"/>
    </style:style>
    <style:style style:name="T6" style:family="text">
      <style:text-properties fo:color="#000000" style:font-name="NewsGotT3" fo:font-size="12pt" fo:language="es" fo:country="ES" style:letter-kerning="true" style:font-name-asian="FreeSans1" style:font-size-asian="12pt" style:language-asian="zh" style:country-asian="CN" style:language-complex="hi" style:country-complex="IN"/>
    </style:style>
    <style:style style:name="T7" style:family="text">
      <style:text-properties fo:language="es" fo:country="ES"/>
    </style:style>
    <style:style style:name="T8" style:family="text">
      <style:text-properties officeooo:rsid="000e3dbb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3" svg:x="2.115cm" svg:y="2.24cm" svg:width="15.993cm" svg:height="9.022cm" draw:z-index="0">
        <draw:image xlink:href="Pictures/2000028300003E7A0000233EDAA2A083.svm" xlink:type="simple" xlink:show="embed" xlink:actuate="onLoad"/>
      </draw:frame>
      <text:h text:style-name="P13" text:outline-level="1">Encuestas de satisfacción 2013</text:h>
      <text:h text:style-name="P14" text:outline-level="2">Objetivo</text:h>
      <text:h text:style-name="P14" text:outline-level="2">Encuestas</text:h>
      <text:h text:style-name="P15" text:outline-level="3">Organismos que han intervenido</text:h>
      <text:p text:style-name="P9">La presente encuesta de satisfacción ha sido lanzada a un total del 42 organismos de los que han contestado un total de 29 y han declinado emitir su valoración, por motivos desconocidos, 13 organismos.</text:p>
      <text:h text:style-name="P15" text:outline-level="3">Cuestionario</text:h>
      <text:p text:style-name="P9">La encuestas de satisfacción que se ha enviado a los diferentes organismos ha estado dividida en 5 bloques diferentes</text:p>
      <text:list xml:id="list8469495431013466725" text:style-name="L1">
        <text:list-item>
          <text:p text:style-name="P11"><text:span text:style-name="T1">SB – Soporte Básico: Se valoraba el grado de satisfacción recibido por el Soporte Básico de la empresa Oracle.</text:span></text:p>
        </text:list-item>
        <text:list-item>
          <text:p text:style-name="P10">SA – Soporte Avanzado: Se valoraba el grado de satisfacción recibido por el Soporte Avanzado de la empresa Oracle. En este grupo se solicitaba que se puntuase tanto las actividades encomendadas a Soporte Avanzado por cada uno de los organismos, como al equipo técnico que ha trabajado en cada uno de los Organismos.</text:p>
        </text:list-item>
        <text:list-item>
          <text:p text:style-name="P10">Coor - Coordinación de las distintas áreas de productos Oracle: Se valora la coordinación existente entre los diferentes grupos que forma el servicio técnico de la empresa Oracle.</text:p>
        </text:list-item>
        <text:list-item>
          <text:p text:style-name="P10">GEN – General: Diseño del servicio: Se ha valorado el diseño del servicio contratado.</text:p>
        </text:list-item>
        <text:list-item>
          <text:p text:style-name="P10">GLO - Valoración global de la satisfacción con el servicio prestado a su organismo durante 2013</text:p>
        </text:list-item>
      </text:list>
      <text:p text:style-name="P9">El cuestionario que se ha realizado a los diferentes organismo ha sido el siguiente:</text:p>
      <table:table table:name="Cuestionario" table:style-name="Cuestionario">
        <table:table-column table:style-name="Cuestionario.A"/>
        <table:table-column table:style-name="Cuestionario.B"/>
        <table:table-row table:style-name="Cuestionario.1">
          <table:table-cell table:style-name="Cuestionario.A1" office:value-type="string">
            <text:p text:style-name="P1"><text:span text:style-name="T2">SB</text:span></text:p>
          </table:table-cell>
          <table:table-cell table:style-name="Cuestionario.A1" office:value-type="string">
            <text:p text:style-name="P3"><text:span text:style-name="T2">Soporte Básico (SB)</text:span></text:p>
          </table:table-cell>
        </table:table-row>
        <table:table-row table:style-name="Cuestionario.2">
          <table:table-cell table:style-name="Cuestionario.A1" office:value-type="string">
            <text:p text:style-name="P5"/>
          </table:table-cell>
          <table:table-cell table:style-name="Cuestionario.A1" office:value-type="string">
            <text:p text:style-name="P3"><text:span text:style-name="T2">Indique su valoración Respecto a los resultados que ha obtenido en el uso de MOS (antiguo Metalink)</text:span>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1</text:span></text:p>
          </table:table-cell>
          <table:table-cell table:style-name="Cuestionario.A1" office:value-type="string">
            <text:p text:style-name="P3">¿Le resulta útil la base de conocimientos de My Oracle Support para encontrar soluciones Vd. mismo?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2</text:span></text:p>
          </table:table-cell>
          <table:table-cell table:style-name="Cuestionario.A1" office:value-type="string">
            <text:p text:style-name="P3">¿Qué nivel de calidad de servicio ha recibido en la resolución de SR abiertos en su organismo?</text:p>
          </table:table-cell>
        </table:table-row>
        <table:table-row table:style-name="Cuestionario.5">
          <table:table-cell table:style-name="Cuestionario.A1" office:value-type="string">
            <text:p text:style-name="P1"><text:span text:style-name="T2">SA</text:span></text:p>
          </table:table-cell>
          <table:table-cell table:style-name="Cuestionario.A1" office:value-type="string">
            <text:p text:style-name="P3"><text:span text:style-name="T2">Soporte Avanzado (SA)</text:span></text:p>
          </table:table-cell>
        </table:table-row>
        <table:table-row table:style-name="Cuestionario.2">
          <table:table-cell table:style-name="Cuestionario.A1" office:value-type="string">
            <text:p text:style-name="P5"/>
          </table:table-cell>
          <table:table-cell table:style-name="Cuestionario.A1" office:value-type="string">
            <text:p text:style-name="P3"><text:span text:style-name="T2">Respecto a los resultados de las actividades encomendadas a Soporte Avanzado</text:span>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3</text:span></text:p>
          </table:table-cell>
          <table:table-cell table:style-name="Cuestionario.A1" office:value-type="string">
            <text:p text:style-name="P3">Grado de implicación en sus proyectos por parte del equipo que presta el SCO 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4</text:span></text:p>
          </table:table-cell>
          <table:table-cell table:style-name="Cuestionario.A1" office:value-type="string">
            <text:p text:style-name="P3">Nivel de conocimiento de su infraestructura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5</text:span></text:p>
          </table:table-cell>
          <table:table-cell table:style-name="Cuestionario.A1" office:value-type="string">
            <text:p text:style-name="P3">Evalúe las relaciones del gestor de cuenta con su organismo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6</text:span></text:p>
          </table:table-cell>
          <table:table-cell table:style-name="Cuestionario.A1" office:value-type="string">
            <text:p text:style-name="P3">Nivel de cumplimiento de las tareas del Plan de Soporte (SDP) por parte del equipo técnico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7</text:span></text:p>
          </table:table-cell>
          <table:table-cell table:style-name="Cuestionario.A1" office:value-type="string">
            <text:p text:style-name="P3">Incidencias críticas: capacidad de resolución <text:s/>y entendimiento del impacto en el negocio</text:p>
          </table:table-cell>
        </table:table-row>
        <table:table-row table:style-name="Cuestionario.2">
          <table:table-cell table:style-name="Cuestionario.A1" office:value-type="string">
            <text:p text:style-name="P5"/>
          </table:table-cell>
          <table:table-cell table:style-name="Cuestionario.A1" office:value-type="string">
            <text:p text:style-name="P3"><text:span text:style-name="T2">Evalúe el equipo técnico asignado a su organismo</text:span>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8</text:span></text:p>
          </table:table-cell>
          <table:table-cell table:style-name="Cuestionario.A1" office:value-type="string">
            <text:p text:style-name="P3">Capacitación/conocimientos técnicos de la tecnología Oracle utilizada en sus sistemas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9</text:span></text:p>
          </table:table-cell>
          <table:table-cell table:style-name="Cuestionario.A1" office:value-type="string">
            <text:p text:style-name="P3">Rendimiento/eficiencia (si responde en tiempo y volumen con respecto a su carga de trabajo)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10</text:span></text:p>
          </table:table-cell>
          <table:table-cell table:style-name="Cuestionario.A1" office:value-type="string">
            <text:p text:style-name="P3">Eficacia (si su trabajo se ajusta a los objetivos marcados y tiene un planteamiento directo, práctico y útil)</text:p>
          </table:table-cell>
        </table:table-row>
        <text:soft-page-break/>
        <table:table-row table:style-name="Cuestionario.2">
          <table:table-cell table:style-name="Cuestionario.A1" office:value-type="string">
            <text:p text:style-name="P1"><text:span text:style-name="T2">11</text:span></text:p>
          </table:table-cell>
          <table:table-cell table:style-name="Cuestionario.A1" office:value-type="string">
            <text:p text:style-name="P3">Calidad (si se esmera en la calidad de los resultados)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12</text:span></text:p>
          </table:table-cell>
          <table:table-cell table:style-name="Cuestionario.A1" office:value-type="string">
            <text:p text:style-name="P3">Accesibilidad/disponibilidad. Facilidad de interacción y acceso al equipo técnico que cubre el componente SA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13</text:span></text:p>
          </table:table-cell>
          <table:table-cell table:style-name="Cuestionario.A1" office:value-type="string">
            <text:p text:style-name="P3">Proactividad del equipo asignado a su organismo para el componente SA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14</text:span></text:p>
          </table:table-cell>
          <table:table-cell table:style-name="Cuestionario.A1" office:value-type="string">
            <text:p text:style-name="P3">Carácter/Disposición (carácter, trato, nivel de motivación e implicación, etc.)</text:p>
          </table:table-cell>
        </table:table-row>
        <table:table-row table:style-name="Cuestionario.20">
          <table:table-cell table:style-name="Cuestionario.A1" office:value-type="string">
            <text:p text:style-name="P1"><text:span text:style-name="T2">15</text:span></text:p>
          </table:table-cell>
          <table:table-cell table:style-name="Cuestionario.A1" office:value-type="string">
            <text:p text:style-name="P3">¿Qué es lo que más valora del Equipo de SA?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16</text:span></text:p>
          </table:table-cell>
          <table:table-cell table:style-name="Cuestionario.A1" office:value-type="string">
            <text:p text:style-name="P3">¿Qué es lo que considera que habría que mejorar respecto del Equipo de SA?</text:p>
          </table:table-cell>
        </table:table-row>
        <table:table-row table:style-name="Cuestionario.5">
          <table:table-cell table:style-name="Cuestionario.A1" office:value-type="string">
            <text:p text:style-name="P1"><text:span text:style-name="T2">COOR</text:span></text:p>
          </table:table-cell>
          <table:table-cell table:style-name="Cuestionario.A1" office:value-type="string">
            <text:p text:style-name="P3"><text:span text:style-name="T2">Coordinación de las distintas áreas de productos Oracle</text:span></text:p>
          </table:table-cell>
        </table:table-row>
        <table:table-row table:style-name="Cuestionario.2">
          <table:table-cell table:style-name="Cuestionario.A1" office:value-type="string">
            <text:p text:style-name="P5"/>
          </table:table-cell>
          <table:table-cell table:style-name="Cuestionario.A1" office:value-type="string">
            <text:p text:style-name="P3"><text:span text:style-name="T2">Respecto a los resultados de las actividades encomendadas a Soporte Avanzado</text:span>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17</text:span></text:p>
          </table:table-cell>
          <table:table-cell table:style-name="Cuestionario.A1" office:value-type="string">
            <text:p text:style-name="P3">Coordinación entre soporte avanzado y soporte básico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18</text:span></text:p>
          </table:table-cell>
          <table:table-cell table:style-name="Cuestionario.A1" office:value-type="string">
            <text:p text:style-name="P3">Coordinación entre soporte avanzado y nuevas licencias de uso</text:p>
          </table:table-cell>
        </table:table-row>
        <table:table-row table:style-name="Cuestionario.2">
          <table:table-cell table:style-name="Cuestionario.A1" office:value-type="string">
            <text:p text:style-name="P5"/>
          </table:table-cell>
          <table:table-cell table:style-name="Cuestionario.A1" office:value-type="string">
            <text:p text:style-name="P3"><text:span text:style-name="T2">Sobre el funcionamiento combinado de su Hw y el <text:s/>Sw Oracle asociado a la prestación del SCO</text:span>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19</text:span></text:p>
          </table:table-cell>
          <table:table-cell table:style-name="Cuestionario.A1" office:value-type="string">
            <text:p text:style-name="P3">Coordinación entre el mantenimiento a su Hw Oracle y el recibido del SCO</text:p>
          </table:table-cell>
        </table:table-row>
        <table:table-row table:style-name="Cuestionario.28">
          <table:table-cell table:style-name="Cuestionario.A1" office:value-type="string">
            <text:p text:style-name="P1"><text:span text:style-name="T2">20</text:span></text:p>
          </table:table-cell>
          <table:table-cell table:style-name="Cuestionario.A1" office:value-type="string">
            <text:p text:style-name="P3">Coordinación entre el mantenimiento a su Hw NO Oracle y el recibido del SCO</text:p>
          </table:table-cell>
        </table:table-row>
        <table:table-row table:style-name="Cuestionario.1">
          <table:table-cell table:style-name="Cuestionario.A1" office:value-type="string">
            <text:p text:style-name="P1"><text:span text:style-name="T2">GEN</text:span></text:p>
          </table:table-cell>
          <table:table-cell table:style-name="Cuestionario.A1" office:value-type="string">
            <text:p text:style-name="P3"><text:span text:style-name="T2">General - Diseño del Servicio</text:span></text:p>
          </table:table-cell>
        </table:table-row>
        <table:table-row table:style-name="Cuestionario.2">
          <table:table-cell table:style-name="Cuestionario.A1" office:value-type="string">
            <text:p text:style-name="P5"/>
          </table:table-cell>
          <table:table-cell table:style-name="Cuestionario.A1" office:value-type="string">
            <text:p text:style-name="P3"><text:span text:style-name="T2">Respecto al modelo de relación establecido para canalizar la prestación del Servicio</text:span>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21</text:span></text:p>
          </table:table-cell>
          <table:table-cell table:style-name="Cuestionario.A1" office:value-type="string">
            <text:p text:style-name="P3">¿Considera que los canales establecidos en el plan de comunicación del SCO son adecuados?¿Se considera adecuadamente informado?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22</text:span></text:p>
          </table:table-cell>
          <table:table-cell table:style-name="Cuestionario.A1" office:value-type="string">
            <text:p text:style-name="P3">¿Tiene claros los procedimientos, herramientas y mecanismos establecidos para el acceso y uso del servicio?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23</text:span></text:p>
          </table:table-cell>
          <table:table-cell table:style-name="Cuestionario.A1" office:value-type="string">
            <text:p text:style-name="P3">¿Echa en falta mayor participación de su organismo? Ej: participación en red profesional, ponencias, colaboración en las transferencias de conocimiento, etc.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24</text:span></text:p>
          </table:table-cell>
          <table:table-cell table:style-name="Cuestionario.A1" office:value-type="string">
            <text:p text:style-name="P3">Comentarios generales/propuestas de mejora/quejas sobre la prestación recibida</text:p>
          </table:table-cell>
        </table:table-row>
        <table:table-row table:style-name="Cuestionario.5">
          <table:table-cell table:style-name="Cuestionario.A1" office:value-type="string">
            <text:p text:style-name="P1"><text:span text:style-name="T2">GLO</text:span></text:p>
          </table:table-cell>
          <table:table-cell table:style-name="Cuestionario.A1" office:value-type="string">
            <text:p text:style-name="P3"><text:span text:style-name="T2">Valoración global de la satisfacción con el servicio prestado a su organismo durante 2013</text:span></text:p>
          </table:table-cell>
        </table:table-row>
        <table:table-row table:style-name="Cuestionario.2">
          <table:table-cell table:style-name="Cuestionario.A1" office:value-type="string">
            <text:p text:style-name="P1"><text:span text:style-name="T2">25</text:span></text:p>
          </table:table-cell>
          <table:table-cell table:style-name="Cuestionario.A1" office:value-type="string">
            <text:p text:style-name="P3">En términos globales ¿Cuál es su valoración de la prestación del Servicio Corporativo Oracle en su Organismo durante este periodo?</text:p>
          </table:table-cell>
        </table:table-row>
      </table:table>
      <text:p text:style-name="Standard"/>
      <text:h text:style-name="P15" text:outline-level="3">Resultados estadísticos</text:h>
      <text:h text:style-name="P16" text:outline-level="4">Bloque Soporte Básico</text:h>
      <text:p text:style-name="P9">Las cuestiones a las que tenía que responder este bloque son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5">SB</text:span></text:p>
          </table:table-cell>
          <table:table-cell table:style-name="Tabla1.A1" office:value-type="string">
            <text:p text:style-name="P4"><text:span text:style-name="T5">Soporte Básico (SB)</text:span></text:p>
          </table:table-cell>
        </table:table-row>
        <table:table-row table:style-name="Tabla1.2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4"><text:span text:style-name="T5">Indique su valoración Respecto a los resultados que ha obtenido en el uso de MOS (antiguo Metalink)</text:span></text:p>
          </table:table-cell>
        </table:table-row>
        <table:table-row table:style-name="Tabla1.2">
          <table:table-cell table:style-name="Tabla1.A1" office:value-type="string">
            <text:p text:style-name="P2"><text:span text:style-name="T5">1</text:span></text:p>
          </table:table-cell>
          <table:table-cell table:style-name="Tabla1.A1" office:value-type="string">
            <text:p text:style-name="P4"><text:span text:style-name="T6">¿Le resulta útil la base de conocimientos de My Oracle Support para encontrar soluciones Vd. mismo?</text:span></text:p>
          </table:table-cell>
        </table:table-row>
        <table:table-row table:style-name="Tabla1.2">
          <table:table-cell table:style-name="Tabla1.A1" office:value-type="string">
            <text:p text:style-name="P2"><text:span text:style-name="T5">2</text:span></text:p>
          </table:table-cell>
          <table:table-cell table:style-name="Tabla1.A1" office:value-type="string">
            <text:p text:style-name="P4"><text:span text:style-name="T6">¿Qué nivel de calidad de servicio ha recibido en la resolución de SR abiertos en su organismo?</text:span></text:p>
          </table:table-cell>
        </table:table-row>
      </table:table>
      <text:p text:style-name="P12"/>
      <text:p text:style-name="P8"><text:span text:style-name="T8">Como se puede ver en la gráfica, la mayoría de los Organismos, estima como </text:span><text:span text:style-name="T4">bueno la utilidad de My Oracle Support</text:span><text:span text:style-name="T8"> a la hora de localizar soluciones a sus problemas.</text:span></text:p>
      <text:p text:style-name="P7"><text:span text:style-name="T8">Cuando se pregunta por la calidad del servicio recibido, </text:span><text:span text:style-name="T3">la gran mayoría</text:span><text:span text:style-name="T8"> de los organismos </text:span><text:span text:style-name="T3">valoran como bueno el servicio</text:span><text:span text:style-name="T8">, destacar que aumenta el número de los organismos que no valoran este servicio.</text:span></text:p>
      <text:h text:style-name="P16" text:outline-level="4"><text:soft-page-break/>Bloque Soporte Avanzado</text:h>
      <text:h text:style-name="P16" text:outline-level="4">Bloque Coordinación</text:h>
      <text:h text:style-name="P16" text:outline-level="4">Bloque General</text:h>
      <text:h text:style-name="P16" text:outline-level="4">Bloque Global</text:h>
      <text:h text:style-name="P15" text:outline-level="3">Comentario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ewsGotT3" svg:font-family="NewsGotT" style:font-adornments="Normal"/>
    <style:font-face style:name="FreeSans2" svg:font-family="FreeSans" style:font-family-generic="swiss"/>
    <style:font-face style:name="FreeSans1" svg:font-family="FreeSans" style:font-family-generic="system"/>
    <style:font-face style:name="NewsGotT1" svg:font-family="NewsGotT" style:font-adornments="Negrita" style:font-pitch="variable"/>
    <style:font-face style:name="NewsGotT2" svg:font-family="NewsGotT" style:font-adornments="Negrita cursiva" style:font-pitch="variable"/>
    <style:font-face style:name="NewsGotT" svg:font-family="NewsGotT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NewsGotT" fo:font-family="NewsGotT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NewsGotT1" fo:font-family="NewsGotT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NewsGotT1" fo:font-family="NewsGotT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NewsGotT1" fo:font-family="NewsGotT" style:font-style-name="Negrita" style:font-pitch="variable" fo:font-size="14pt" fo:font-weight="bold" style:font-size-asian="14pt" style:font-weight-asian="bold" style:font-size-complex="14pt" style:font-weight-complex="600"/>
    </style:style>
    <style:style style:name="Sin_20_título1" style:display-name="Sin título1" style:family="paragraph" style:parent-style-name="Standard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style:font-name="NewsGotT2" fo:font-family="NewsGotT" style:font-style-name="Negrita cursiva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clusión" style:family="paragraph" style:parent-style-name="Text_20_body" style:master-page-name="">
      <style:paragraph-properties fo:margin-left="1.499cm" fo:margin-right="0cm" fo:margin-top="0.3cm" fo:margin-bottom="0.25cm" style:contextual-spacing="false" fo:text-indent="0cm" style:auto-text-indent="false" style:page-number="auto" fo:background-color="#ffff99" fo:padding="0.049cm" fo:border="0.26pt solid #c0c0c0" style:shadow="#808080 0.18cm 0.18cm">
        <style:background-image/>
      </style:paragraph-properties>
      <style:text-properties fo:color="#333333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varelap </meta:initial-creator>
    <meta:creation-date>2014-11-03T14:21:36.125954274</meta:creation-date>
    <meta:generator>LibreOffice/4.2.6.3$Linux_x86 LibreOffice_project/420m0$Build-3</meta:generator>
    <dc:date>2014-11-03T14:55:35.693153022</dc:date>
    <dc:creator>lvarelap </dc:creator>
    <meta:editing-duration>PT7M18S</meta:editing-duration>
    <meta:editing-cycles>1</meta:editing-cycles>
    <meta:document-statistic meta:table-count="2" meta:image-count="1" meta:object-count="0" meta:page-count="3" meta:paragraph-count="96" meta:word-count="819" meta:character-count="5008" meta:non-whitespace-character-count="4284"/>
  </office:meta>
</office:document-meta>
</file>